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7d7" fo:border="0.06pt solid #000000"/>
    </style:style>
    <style:style style:name="ce3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"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3" table:number-columns-repeated="2"/>
          <table:table-cell office:value-type="float" office:value="0.0640599" calcext:value-type="float">
            <text:p>0.0640599</text:p>
          </table:table-cell>
          <table:table-cell table:formula="of:=SQRT(0.0059048)" office:value-type="float" office:value="0.0768426964649211" calcext:value-type="float">
            <text:p>0.076842696464921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23632" calcext:value-type="float">
            <text:p>0.023632</text:p>
          </table:table-cell>
          <table:table-cell table:formula="of:=SQRT(0.0015005)" office:value-type="float" office:value="0.0387362878964931" calcext:value-type="float">
            <text:p>0.0387363</text:p>
          </table:table-cell>
          <table:table-cell table:number-columns-repeated="2"/>
          <table:table-cell office:value-type="float" office:value="0.0202063" calcext:value-type="float">
            <text:p>0.0202063</text:p>
          </table:table-cell>
          <table:table-cell table:formula="of:=SQRT(0.0011103)" office:value-type="float" office:value="0.0333211644454392" calcext:value-type="float">
            <text:p>0.033321164445439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1" table:default-cell-style-name="ce1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style-name="ce1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table:number-columns-repeated="3" office:value-type="string" calcext:value-type="string">
            <text:p>50-50</text:p>
          </table:table-cell>
          <table:table-cell table:number-columns-repeated="6" table:style-name="ce1" office:value-type="string" calcext:value-type="string">
            <text:p>WR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20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44792" calcext:value-type="float">
            <text:p>0.044792</text:p>
          </table:table-cell>
          <table:table-cell table:style-name="ce19" office:value-type="float" office:value="0.057272" calcext:value-type="float">
            <text:p>0.057272</text:p>
          </table:table-cell>
          <table:table-cell table:style-name="ce19" office:value-type="float" office:value="0.037101" calcext:value-type="float">
            <text:p>0.037101</text:p>
          </table:table-cell>
          <table:table-cell table:style-name="ce20" office:value-type="float" office:value="0.043538" calcext:value-type="float">
            <text:p>0.043538</text:p>
          </table:table-cell>
          <table:table-cell table:number-columns-repeated="2"/>
          <table:table-cell table:style-name="ce19" office:value-type="float" office:value="0.042612" calcext:value-type="float">
            <text:p>0.042612</text:p>
          </table:table-cell>
          <table:table-cell table:style-name="ce19" office:value-type="float" office:value="0.051186" calcext:value-type="float">
            <text:p>0.051186</text:p>
          </table:table-cell>
          <table:table-cell table:style-name="ce19" office:value-type="float" office:value="0.022746" calcext:value-type="float">
            <text:p>0.022746</text:p>
          </table:table-cell>
          <table:table-cell table:style-name="ce1" office:value-type="float" office:value="0.04377" calcext:value-type="float">
            <text:p>0.04377</text:p>
          </table:table-cell>
          <table:table-cell table:style-name="ce3" table:number-columns-repeated="2"/>
          <table:table-cell table:style-name="ce1" office:value-type="float" office:value="0.079033" calcext:value-type="float">
            <text:p>0.079033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068617" calcext:value-type="float">
            <text:p>0.068617</text:p>
          </table:table-cell>
          <table:table-cell table:style-name="ce19" office:value-type="float" office:value="0.079384" calcext:value-type="float">
            <text:p>0.079384</text:p>
          </table:table-cell>
          <table:table-cell table:style-name="ce19" office:value-type="float" office:value="0.056349" calcext:value-type="float">
            <text:p>0.056349</text:p>
          </table:table-cell>
          <table:table-cell table:style-name="ce20" table:formula="of:=SQRT(0.004755)" office:value-type="float" office:value="0.0689565080322372" calcext:value-type="float">
            <text:p>0.068956508032237</text:p>
          </table:table-cell>
          <table:table-cell table:number-columns-repeated="2"/>
          <table:table-cell table:style-name="ce19" office:value-type="float" office:value="0.072308" calcext:value-type="float">
            <text:p>0.072308</text:p>
          </table:table-cell>
          <table:table-cell table:style-name="ce19" office:value-type="float" office:value="0.067165" calcext:value-type="float">
            <text:p>0.067165</text:p>
          </table:table-cell>
          <table:table-cell table:style-name="ce19" office:value-type="float" office:value="0.036725" calcext:value-type="float">
            <text:p>0.036725</text:p>
          </table:table-cell>
          <table:table-cell table:style-name="ce1" table:formula="of:=SQRT(0.005552)" office:value-type="float" office:value="0.0745117440407886" calcext:value-type="float">
            <text:p>0.074511744040789</text:p>
          </table:table-cell>
          <table:table-cell table:style-name="ce3" table:number-columns-repeated="2"/>
          <table:table-cell table:style-name="ce1" table:formula="of:=SQRT(0.058332)" office:value-type="float" office:value="0.241520185491813" calcext:value-type="float">
            <text:p>0.24152018549181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6414" calcext:value-type="float">
            <text:p>0.06414</text:p>
          </table:table-cell>
          <table:table-cell table:style-name="ce19" office:value-type="float" office:value="0.057877" calcext:value-type="float">
            <text:p>0.057877</text:p>
          </table:table-cell>
          <table:table-cell table:style-name="ce19" office:value-type="float" office:value="0.036589" calcext:value-type="float">
            <text:p>0.036589</text:p>
          </table:table-cell>
          <table:table-cell table:style-name="ce20" office:value-type="float" office:value="0.056268" calcext:value-type="float">
            <text:p>0.056268</text:p>
          </table:table-cell>
          <table:table-cell table:number-columns-repeated="2"/>
          <table:table-cell table:style-name="ce19" office:value-type="float" office:value="0.042453" calcext:value-type="float">
            <text:p>0.042453</text:p>
          </table:table-cell>
          <table:table-cell table:style-name="ce19" office:value-type="float" office:value="0.053178" calcext:value-type="float">
            <text:p>0.053178</text:p>
          </table:table-cell>
          <table:table-cell table:style-name="ce19" office:value-type="float" office:value="0.023283" calcext:value-type="float">
            <text:p>0.023283</text:p>
          </table:table-cell>
          <table:table-cell table:style-name="ce1" office:value-type="float" office:value="0.079" calcext:value-type="float">
            <text:p>0.079</text:p>
          </table:table-cell>
          <table:table-cell table:style-name="ce3" table:number-columns-repeated="2"/>
          <table:table-cell table:style-name="ce1" office:value-type="float" office:value="0.043776" calcext:value-type="float">
            <text:p>0.043776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134958" calcext:value-type="float">
            <text:p>0.134958</text:p>
          </table:table-cell>
          <table:table-cell table:style-name="ce19" office:value-type="float" office:value="0.090874" calcext:value-type="float">
            <text:p>0.090874</text:p>
          </table:table-cell>
          <table:table-cell table:style-name="ce19" office:value-type="float" office:value="0.055449" calcext:value-type="float">
            <text:p>0.055449</text:p>
          </table:table-cell>
          <table:table-cell table:style-name="ce20" table:formula="of:=SQRT (0.016119 )" office:value-type="float" office:value="0.126960623816993" calcext:value-type="float">
            <text:p>0.126960623816993</text:p>
          </table:table-cell>
          <table:table-cell table:number-columns-repeated="2"/>
          <table:table-cell table:style-name="ce19" office:value-type="float" office:value="0.072704" calcext:value-type="float">
            <text:p>0.072704</text:p>
          </table:table-cell>
          <table:table-cell table:style-name="ce19" office:value-type="float" office:value="0.068489" calcext:value-type="float">
            <text:p>0.068489</text:p>
          </table:table-cell>
          <table:table-cell table:style-name="ce19" office:value-type="float" office:value="0.038496" calcext:value-type="float">
            <text:p>0.038496</text:p>
          </table:table-cell>
          <table:table-cell table:style-name="ce3" table:formula="of:=SQRT(0.0585)" office:value-type="float" office:value="0.241867732448956" calcext:value-type="float">
            <text:p>0.241867732448956</text:p>
          </table:table-cell>
          <table:table-cell table:style-name="ce3" table:number-columns-repeated="2"/>
          <table:table-cell table:style-name="ce1" table:formula="of:=SQRT(0.005563)" office:value-type="float" office:value="0.0745855213831746" calcext:value-type="float">
            <text:p>0.074585521383175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4483" calcext:value-type="float">
            <text:p>0.04483</text:p>
          </table:table-cell>
          <table:table-cell table:style-name="ce19" office:value-type="float" office:value="0.057741" calcext:value-type="float">
            <text:p>0.057741</text:p>
          </table:table-cell>
          <table:table-cell table:style-name="ce19" office:value-type="float" office:value="0.037943" calcext:value-type="float">
            <text:p>0.037943</text:p>
          </table:table-cell>
          <table:table-cell table:style-name="ce20" office:value-type="float" office:value="0.044124" calcext:value-type="float">
            <text:p>0.044124</text:p>
          </table:table-cell>
          <table:table-cell table:number-columns-repeated="2"/>
          <table:table-cell table:style-name="ce19" office:value-type="float" office:value="0.040164" calcext:value-type="float">
            <text:p>0.040164</text:p>
          </table:table-cell>
          <table:table-cell table:style-name="ce19" office:value-type="float" office:value="0.049476" calcext:value-type="float">
            <text:p>0.049476</text:p>
          </table:table-cell>
          <table:table-cell table:style-name="ce19" office:value-type="float" office:value="0.024228" calcext:value-type="float">
            <text:p>0.024228</text:p>
          </table:table-cell>
          <table:table-cell table:style-name="ce1" office:value-type="float" office:value="0.041954" calcext:value-type="float">
            <text:p>0.041954</text:p>
          </table:table-cell>
          <table:table-cell table:style-name="ce3" table:number-columns-repeated="2"/>
          <table:table-cell table:style-name="ce1" office:value-type="float" office:value="0.041937" calcext:value-type="float">
            <text:p>0.041937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069546" calcext:value-type="float">
            <text:p>0.069546</text:p>
          </table:table-cell>
          <table:table-cell table:style-name="ce19" office:value-type="float" office:value="0.080882" calcext:value-type="float">
            <text:p>0.080882</text:p>
          </table:table-cell>
          <table:table-cell table:style-name="ce19" office:value-type="float" office:value="0.056099" calcext:value-type="float">
            <text:p>0.056099</text:p>
          </table:table-cell>
          <table:table-cell table:style-name="ce20" table:formula="of:=SQRT(0.004852)" office:value-type="float" office:value="0.069656299069072" calcext:value-type="float">
            <text:p>0.069656299069072</text:p>
          </table:table-cell>
          <table:table-cell table:number-columns-repeated="2"/>
          <table:table-cell table:style-name="ce19" office:value-type="float" office:value="0.070661" calcext:value-type="float">
            <text:p>0.070661</text:p>
          </table:table-cell>
          <table:table-cell table:style-name="ce19" office:value-type="float" office:value="0.062504" calcext:value-type="float">
            <text:p>0.062504</text:p>
          </table:table-cell>
          <table:table-cell table:style-name="ce19" office:value-type="float" office:value="0.038655" calcext:value-type="float">
            <text:p>0.038655</text:p>
          </table:table-cell>
          <table:table-cell table:style-name="ce1" table:formula="of:=SQRT(0.003419)" office:value-type="float" office:value="0.0584722156241749" calcext:value-type="float">
            <text:p>0.058472215624175</text:p>
          </table:table-cell>
          <table:table-cell table:style-name="ce3" table:number-columns-repeated="2"/>
          <table:table-cell table:style-name="ce1" table:formula="of:=SQRT(0.003415)" office:value-type="float" office:value="0.0584380013347479" calcext:value-type="float">
            <text:p>0.058438001334748</text:p>
          </table:table-cell>
          <table:table-cell table:style-name="ce3"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3];[.C5];[.C7])" office:value-type="float" office:value="0.051254" calcext:value-type="float">
            <text:p>0.051254</text:p>
          </table:table-cell>
          <table:table-cell table:style-name="ce12" table:formula="of:=AVERAGE([.D3];[.D5];[.D7])" office:value-type="float" office:value="0.05763" calcext:value-type="float">
            <text:p>0.05763</text:p>
          </table:table-cell>
          <table:table-cell table:style-name="ce12" table:formula="of:=AVERAGE([.E3];[.E5];[.E7])" office:value-type="float" office:value="0.037211" calcext:value-type="float">
            <text:p>0.037211</text:p>
          </table:table-cell>
          <table:table-cell table:style-name="ce12" table:formula="of:=AVERAGE([.F3];[.F5];[.F7])" office:value-type="float" office:value="0.0479766666666667" calcext:value-type="float">
            <text:p>0.047976666666667</text:p>
          </table:table-cell>
          <table:table-cell table:style-name="ce12" table:formula="of:=AVERAGE([.G3];[.G5];[.G7])" office:value-type="string" office:string-value="" calcext:value-type="error">
            <text:p>#DIV/0!</text:p>
          </table:table-cell>
          <table:table-cell table:style-name="ce12" table:formula="of:=AVERAGE([.H3];[.H5];[.H7])" office:value-type="string" office:string-value="" calcext:value-type="error">
            <text:p>#DIV/0!</text:p>
          </table:table-cell>
          <table:table-cell table:style-name="ce12" table:formula="of:=AVERAGE([.I3];[.I5];[.I7])" office:value-type="float" office:value="0.041743" calcext:value-type="float">
            <text:p>0.041743</text:p>
          </table:table-cell>
          <table:table-cell table:style-name="ce12" table:formula="of:=AVERAGE([.J3];[.J5];[.J7])" office:value-type="float" office:value="0.05128" calcext:value-type="float">
            <text:p>0.05128</text:p>
          </table:table-cell>
          <table:table-cell table:style-name="ce12" table:formula="of:=AVERAGE([.K3];[.K5];[.K7])" office:value-type="float" office:value="0.023419" calcext:value-type="float">
            <text:p>0.023419</text:p>
          </table:table-cell>
          <table:table-cell table:style-name="ce12" table:formula="of:=AVERAGE([.L5];[.L7];[.L7])" office:value-type="float" office:value="0.0543026666666667" calcext:value-type="float">
            <text:p>0.054302666666667</text:p>
          </table:table-cell>
          <table:table-cell table:style-name="ce3" table:number-columns-repeated="2"/>
          <table:table-cell table:style-name="ce12" table:formula="of:=AVERAGE([.O5];[.O7];[.O7])" office:value-type="float" office:value="0.04255" calcext:value-type="float">
            <text:p>0.04255</text:p>
          </table:table-cell>
          <table:table-cell table:style-name="ce3" table:number-columns-repeated="2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4];[.C6];[.C8])" office:value-type="float" office:value="0.0910403333333333" calcext:value-type="float">
            <text:p>0.091040333333333</text:p>
          </table:table-cell>
          <table:table-cell table:style-name="ce12" table:formula="of:=AVERAGE([.D4];[.D6];[.D8])" office:value-type="float" office:value="0.0837133333333333" calcext:value-type="float">
            <text:p>0.083713333333333</text:p>
          </table:table-cell>
          <table:table-cell table:style-name="ce12" table:formula="of:=AVERAGE([.E4];[.E6];[.E8])" office:value-type="float" office:value="0.0559656666666667" calcext:value-type="float">
            <text:p>0.055965666666667</text:p>
          </table:table-cell>
          <table:table-cell table:style-name="ce12" table:formula="of:=AVERAGE([.F4];[.F6];[.F8])" office:value-type="float" office:value="0.0885244769727674" calcext:value-type="float">
            <text:p>0.088524476972767</text:p>
          </table:table-cell>
          <table:table-cell table:style-name="ce12" table:formula="of:=AVERAGE([.G4];[.G6];[.G8])" office:value-type="string" office:string-value="" calcext:value-type="error">
            <text:p>#DIV/0!</text:p>
          </table:table-cell>
          <table:table-cell table:style-name="ce12" table:formula="of:=AVERAGE([.H4];[.H6];[.H8])" office:value-type="string" office:string-value="" calcext:value-type="error">
            <text:p>#DIV/0!</text:p>
          </table:table-cell>
          <table:table-cell table:style-name="ce12" table:formula="of:=AVERAGE([.I4];[.I6];[.I8])" office:value-type="float" office:value="0.071891" calcext:value-type="float">
            <text:p>0.071891</text:p>
          </table:table-cell>
          <table:table-cell table:style-name="ce12" table:formula="of:=AVERAGE([.J4];[.J6];[.J8])" office:value-type="float" office:value="0.0660526666666667" calcext:value-type="float">
            <text:p>0.066052666666667</text:p>
          </table:table-cell>
          <table:table-cell table:style-name="ce12" table:formula="of:=AVERAGE([.K4];[.K6];[.K8])" office:value-type="float" office:value="0.0379586666666667" calcext:value-type="float">
            <text:p>0.037958666666667</text:p>
          </table:table-cell>
          <table:table-cell table:style-name="ce12" table:formula="of:=AVERAGE([.L6];[.L8];[.L8])" office:value-type="float" office:value="0.119604054565769" calcext:value-type="float">
            <text:p>0.119604054565769</text:p>
          </table:table-cell>
          <table:table-cell table:style-name="ce3" table:number-columns-repeated="2"/>
          <table:table-cell table:style-name="ce12" table:formula="of:=AVERAGE([.O6];[.O8];[.O8])" office:value-type="float" office:value="0.0638205080175568" calcext:value-type="float">
            <text:p>0.063820508017557</text:p>
          </table:table-cell>
          <table:table-cell table:style-name="ce3" table:number-columns-repeated="2"/>
        </table:table-row>
        <table:table-row table:style-name="ro1">
          <table:table-cell table:style-name="ce17"/>
          <table:table-cell table:style-name="Default"/>
          <table:table-cell table:style-name="ce10" table:number-columns-spanned="3" table:number-rows-spanned="1"/>
          <table:covered-table-cell table:number-columns-repeated="2" table:style-name="Default"/>
          <table:table-cell table:style-name="ce17" office:value-type="string" calcext:value-type="string" table:number-columns-spanned="3" table:number-rows-spanned="1">
            <text:p>no regularization</text:p>
          </table:table-cell>
          <table:covered-table-cell table:style-name="ce10"/>
          <table:covered-table-cell table:style-name="Default"/>
          <table:table-cell table:style-name="ce10" table:number-columns-spanned="3" table:number-rows-spanned="1"/>
          <table:covered-table-cell table:number-columns-repeated="2" table:style-name="Default"/>
          <table:table-cell table:style-name="ce17" office:value-type="string" calcext:value-type="string" table:number-columns-spanned="3" table:number-rows-spanned="1">
            <text:p>With regularization =0.01</text:p>
          </table:table-cell>
          <table:covered-table-cell table:style-name="ce10"/>
          <table:covered-table-cell/>
          <table:table-cell table:style-name="ce17" office:value-type="string" calcext:value-type="string" table:number-columns-spanned="3" table:number-rows-spanned="1">
            <text:p>With regularization = 0.001</text:p>
          </table:table-cell>
          <table:covered-table-cell table:style-name="ce10"/>
          <table:covered-table-cell/>
        </table:table-row>
        <table:table-row table:style-name="ro1" table:number-rows-repeated="2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10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style-name="ce1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table:number-columns-repeated="3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table:number-columns-repeated="14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table:number-columns-repeated="2"/>
          <table:table-cell office:value-type="float" office:value="0.056268" calcext:value-type="float">
            <text:p>0.056268</text:p>
          </table:table-cell>
          <table:table-cell table:number-columns-repeated="11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table:number-columns-repeated="2"/>
          <table:table-cell table:formula="of:=SQRT (0.016119 )" office:value-type="float" office:value="0.126960623816993" calcext:value-type="float">
            <text:p>0.126960623816993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table:number-columns-repeated="14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16];[.C18];[.C20])" office:value-type="float" office:value="0.051254" calcext:value-type="float">
            <text:p>0.051254</text:p>
          </table:table-cell>
          <table:table-cell table:number-columns-repeated="2"/>
          <table:table-cell table:style-name="ce12" table:formula="of:=AVERAGE([.F16];[.F18];[.F20])" office:value-type="float" office:value="0.056268" calcext:value-type="float">
            <text:p>0.056268</text:p>
          </table:table-cell>
          <table:table-cell table:number-columns-repeated="11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17];[.C19];[.C21])" office:value-type="float" office:value="0.0910403333333333" calcext:value-type="float">
            <text:p>0.091040333333333</text:p>
          </table:table-cell>
          <table:table-cell table:number-columns-repeated="2"/>
          <table:table-cell table:style-name="ce12" table:formula="of:=AVERAGE([.F17];[.F19];[.F21])" office:value-type="float" office:value="0.126960623816993" calcext:value-type="float">
            <text:p>0.126960623816993</text:p>
          </table:table-cell>
          <table:table-cell table:number-columns-repeated="11"/>
        </table:table-row>
        <table:table-row table:style-name="ro1">
          <table:table-cell table:style-name="ce17"/>
          <table:table-cell table:style-name="Default"/>
          <table:table-cell table:style-name="ce10" table:number-columns-spanned="3" table:number-rows-spanned="1"/>
          <table:covered-table-cell table:number-columns-repeated="2" table:style-name="Default"/>
          <table:table-cell table:style-name="ce17" office:value-type="string" calcext:value-type="string" table:number-columns-spanned="3" table:number-rows-spanned="1">
            <text:p>no regularization</text:p>
          </table:table-cell>
          <table:covered-table-cell table:style-name="ce10"/>
          <table:covered-table-cell table:style-name="Default"/>
          <table:table-cell table:style-name="ce10" table:number-columns-spanned="3" table:number-rows-spanned="1"/>
          <table:covered-table-cell table:number-columns-repeated="2" table:style-name="Default"/>
          <table:table-cell table:number-columns-repeated="6"/>
        </table:table-row>
      </table:table>
      <table:table table:name="Summary" table:style-name="ta1">
        <table:table-column table:style-name="co1" table:default-cell-style-name="ce25"/>
        <table:table-column table:style-name="co1" table:default-cell-style-name="ce26"/>
        <table:table-column table:style-name="co1" table:default-cell-style-name="ce29"/>
        <table:table-column table:style-name="co1" table:default-cell-style-name="ce39"/>
        <table:table-column table:style-name="co1" table:default-cell-style-name="ce30"/>
        <table:table-column table:style-name="co1" table:number-columns-repeated="6" table:default-cell-style-name="Default"/>
        <table:table-row table:style-name="ro2">
          <table:table-cell table:style-name="ce1" table:number-columns-repeated="2"/>
          <table:table-cell table:style-name="ce2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39"/>
          <table:table-cell table:style-name="ce41" office:value-type="string" calcext:value-type="string" table:number-columns-spanned="3" table:number-rows-spanned="1">
            <text:p>50-50</text:p>
          </table:table-cell>
          <table:covered-table-cell table:number-columns-repeated="2" table:style-name="ce42"/>
          <table:table-cell table:style-name="ce35" office:value-type="string" calcext:value-type="string" table:number-columns-spanned="3" table:number-rows-spanned="1">
            <text:p>WFT</text:p>
          </table:table-cell>
          <table:covered-table-cell table:number-columns-repeated="2" table:style-name="ce36"/>
        </table:table-row>
        <table:table-row table:style-name="ro2">
          <table:table-cell table:style-name="ce1" table:number-columns-repeated="2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style-name="ce42" office:value-type="string" calcext:value-type="string">
            <text:p>XGBOOST</text:p>
          </table:table-cell>
          <table:table-cell table:style-name="ce42" office:value-type="string" calcext:value-type="string">
            <text:p>GP</text:p>
          </table:table-cell>
          <table:table-cell table:style-name="ce42" office:value-type="string" calcext:value-type="string">
            <text:p>RESNET</text:p>
          </table:table-cell>
          <table:table-cell table:style-name="ce36" office:value-type="string" calcext:value-type="string">
            <text:p>XGBOOST</text:p>
          </table:table-cell>
          <table:table-cell table:style-name="ce36" office:value-type="string" calcext:value-type="string">
            <text:p>GP</text:p>
          </table:table-cell>
          <table:table-cell table:style-name="ce36" office:value-type="string" calcext:value-type="string">
            <text:p>RESNE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33" office:value-type="float" office:value="0.0463201" calcext:value-type="float">
            <text:p>0.046320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41743" calcext:value-type="float">
            <text:p>0.041743</text:p>
          </table:table-cell>
          <table:table-cell table:style-name="ce37"/>
          <table:table-cell table:style-name="ce40" office:value-type="float" office:value="0.0491265" calcext:value-type="float">
            <text:p>0.049127</text:p>
          </table:table-cell>
          <table:table-cell table:style-name="ce37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34" table:formula="of:=SQRT(0.0049937)" office:value-type="float" office:value="0.0706661163500585" calcext:value-type="float">
            <text:p>0.070666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71891" calcext:value-type="float">
            <text:p>0.071891</text:p>
          </table:table-cell>
          <table:table-cell table:style-name="ce37"/>
          <table:table-cell table:style-name="ce40" table:formula="of:=SQRT(0.0044901)" office:value-type="float" office:value="0.0670082084523978" calcext:value-type="float">
            <text:p>0.067008</text:p>
          </table:table-cell>
          <table:table-cell table:style-name="ce37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5763" calcext:value-type="float">
            <text:p>0.057630</text:p>
          </table:table-cell>
          <table:table-cell table:style-name="ce33" office:value-type="float" office:value="0.0640599" calcext:value-type="float">
            <text:p>0.064060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5128" calcext:value-type="float">
            <text:p>0.051280</text:p>
          </table:table-cell>
          <table:table-cell table:style-name="ce38"/>
          <table:table-cell table:style-name="ce40" office:value-type="float" office:value="0.1182333" calcext:value-type="float">
            <text:p>0.118233</text:p>
          </table:table-cell>
          <table:table-cell table:style-name="ce37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83713333333333" calcext:value-type="float">
            <text:p>0.083713</text:p>
          </table:table-cell>
          <table:table-cell table:style-name="ce33" table:formula="of:=SQRT(0.0059048)" office:value-type="float" office:value="0.0768426964649211" calcext:value-type="float">
            <text:p>0.076843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66052666666667" calcext:value-type="float">
            <text:p>0.066053</text:p>
          </table:table-cell>
          <table:table-cell table:style-name="ce38"/>
          <table:table-cell table:style-name="ce40" table:formula="of:=SQRT(0.0270737)" office:value-type="float" office:value="0.164540876380309" calcext:value-type="float">
            <text:p>0.164541</text:p>
          </table:table-cell>
          <table:table-cell table:style-name="ce3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office:value-type="float" office:value="0.023632" calcext:value-type="float">
            <text:p>0.023632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34" office:value-type="float" office:value="0.0202063" calcext:value-type="float">
            <text:p>0.020206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23419" calcext:value-type="float">
            <text:p>0.023419</text:p>
          </table:table-cell>
          <table:table-cell table:style-name="ce38"/>
          <table:table-cell table:style-name="ce40" office:value-type="float" office:value="0.012753" calcext:value-type="float">
            <text:p>0.012753</text:p>
          </table:table-cell>
          <table:table-cell table:style-name="ce38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formula="of:=SQRT(0.0015005)" office:value-type="float" office:value="0.0387362878964931" calcext:value-type="float">
            <text:p>0.038736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34" table:formula="of:=SQRT(0.0011103)" office:value-type="float" office:value="0.0333211644454392" calcext:value-type="float">
            <text:p>0.033321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37958666666667" calcext:value-type="float">
            <text:p>0.037959</text:p>
          </table:table-cell>
          <table:table-cell table:style-name="ce38"/>
          <table:table-cell table:style-name="ce40" table:formula="of:=SQRT(0.0022981)" office:value-type="float" office:value="0.047938502271139" calcext:value-type="float">
            <text:p>0.047939</text:p>
          </table:table-cell>
          <table:table-cell table:style-name="ce38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2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39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5763" calcext:value-type="float">
            <text:p>0.057630</text:p>
          </table:table-cell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83713333333333" calcext:value-type="float">
            <text:p>0.083713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office:value-type="float" office:value="0.023632" calcext:value-type="float">
            <text:p>0.023632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formula="of:=SQRT(0.0015005)" office:value-type="float" office:value="0.0387362878964931" calcext:value-type="float">
            <text:p>0.038736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31" office:value-type="string" calcext:value-type="string" table:number-columns-spanned="3" table:number-rows-spanned="1">
            <text:p>50-50</text:p>
          </table:table-cell>
          <table:covered-table-cell table:number-columns-repeated="2" table:style-name="ce32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32" office:value-type="string" calcext:value-type="string">
            <text:p>XGBOOST</text:p>
          </table:table-cell>
          <table:table-cell table:style-name="ce32" office:value-type="string" calcext:value-type="string">
            <text:p>GP</text:p>
          </table:table-cell>
          <table:table-cell table:style-name="ce32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33" office:value-type="float" office:value="0.0463201" calcext:value-type="float">
            <text:p>0.046320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41743" calcext:value-type="float">
            <text:p>0.041743</text:p>
          </table:table-cell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4" table:formula="of:=SQRT(0.0049937)" office:value-type="float" office:value="0.0706661163500585" calcext:value-type="float">
            <text:p>0.070666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71891" calcext:value-type="float">
            <text:p>0.071891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3" office:value-type="float" office:value="0.0640599" calcext:value-type="float">
            <text:p>0.064060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5128" calcext:value-type="float">
            <text:p>0.051280</text:p>
          </table:table-cell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3" table:formula="of:=SQRT(0.0059048)" office:value-type="float" office:value="0.0768426964649211" calcext:value-type="float">
            <text:p>0.076843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66052666666667" calcext:value-type="float">
            <text:p>0.066053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34" office:value-type="float" office:value="0.0202063" calcext:value-type="float">
            <text:p>0.020206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23419" calcext:value-type="float">
            <text:p>0.023419</text:p>
          </table:table-cell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4" table:formula="of:=SQRT(0.0011103)" office:value-type="float" office:value="0.0333211644454392" calcext:value-type="float">
            <text:p>0.033321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37958666666667" calcext:value-type="float">
            <text:p>0.037959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35" office:value-type="string" calcext:value-type="string" table:number-columns-spanned="3" table:number-rows-spanned="1">
            <text:p>WFT</text:p>
          </table:table-cell>
          <table:covered-table-cell table:number-columns-repeated="2" table:style-name="ce36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36" office:value-type="string" calcext:value-type="string">
            <text:p>XGBOOST</text:p>
          </table:table-cell>
          <table:table-cell table:style-name="ce36" office:value-type="string" calcext:value-type="string">
            <text:p>GP</text:p>
          </table:table-cell>
          <table:table-cell table:style-name="ce36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37"/>
          <table:table-cell table:style-name="ce40" office:value-type="float" office:value="0.0491265" calcext:value-type="float">
            <text:p>0.049127</text:p>
          </table:table-cell>
          <table:table-cell table:style-name="ce37"/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7"/>
          <table:table-cell table:style-name="ce40" table:formula="of:=SQRT(0.0044901)" office:value-type="float" office:value="0.0670082084523978" calcext:value-type="float">
            <text:p>0.067008</text:p>
          </table:table-cell>
          <table:table-cell table:style-name="ce37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8"/>
          <table:table-cell table:style-name="ce40" office:value-type="float" office:value="0.1182333" calcext:value-type="float">
            <text:p>0.118233</text:p>
          </table:table-cell>
          <table:table-cell table:style-name="ce37"/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8"/>
          <table:table-cell table:style-name="ce40" table:formula="of:=SQRT(0.0270737)" office:value-type="float" office:value="0.164540876380309" calcext:value-type="float">
            <text:p>0.164541</text:p>
          </table:table-cell>
          <table:table-cell table:style-name="ce38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38"/>
          <table:table-cell table:style-name="ce40" office:value-type="float" office:value="0.012753" calcext:value-type="float">
            <text:p>0.012753</text:p>
          </table:table-cell>
          <table:table-cell table:style-name="ce38"/>
          <table:table-cell table:number-columns-repeated="6"/>
        </table:table-row>
        <table:table-row table:style-name="ro1">
          <table:covered-table-cell table:style-name="ce26"/>
          <table:table-cell office:value-type="string" calcext:value-type="string">
            <text:p>RMSE</text:p>
          </table:table-cell>
          <table:table-cell table:style-name="ce38"/>
          <table:table-cell table:style-name="ce40" table:formula="of:=SQRT(0.0022981)" office:value-type="float" office:value="0.047938502271139" calcext:value-type="float">
            <text:p>0.047939</text:p>
          </table:table-cell>
          <table:table-cell table:style-name="ce3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0:15:41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24T14:25:29.754000000</dc:date>
    <meta:editing-duration>PT11H58M42S</meta:editing-duration>
    <meta:editing-cycles>34</meta:editing-cycles>
    <meta:generator>LibreOffice/6.4.3.2$Windows_X86_64 LibreOffice_project/747b5d0ebf89f41c860ec2a39efd7cb15b54f2d8</meta:generator>
    <meta:document-statistic meta:table-count="4" meta:cell-count="349" meta:object-count="0"/>
  </office:meta>
</office:document-meta>
</file>